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xiting Hot Wallets (Appendix to “Running Bitcoin Core on the Command Line (Part 2): Wallets”</text:h>
      <text:p text:style-name="Text_20_body">It’s been awhile since I’ve written here, and in this time I have learned quite a bit about bitcoin wallets. In the previous article <text:a xlink:type="simple" xlink:href="https://medium.com/the-decider/running-bitcoin-core-on-the-command-line-part-2-wallets-e4b2ff195ec2" office:target-frame-name="_blank" xlink:show="new" text:style-name="Internet_20_link" text:visited-style-name="Visited_20_Internet_20_Link">Running Bitcoin Core on the Command Line (Part 2): Wallets,</text:a> I showed you how to set up a simple hot wallet, send and receive on the command line. While I was just playing around in there, I did not purport that this was a secure or robust solution for storing more than just pocket money. Now a bit less ignorant, I will try to expound a few of the more important lessons I have learned.</text:p>
      <text:p text:style-name="Text_20_body">There are several significant limitations of the wallets created in Bitcoin Core:</text:p>
      <text:list xml:id="list309945657" text:style-name="L1">
        <text:list-item>
          <text:p text:style-name="P4">They wallets are not generated with a 12 or 24 word mnemonic seed phrase. The seed phrase allows you to restore the wallet in any software that supports it. You don’t get this with Bitcoin Core, although I know there is software called <text:a xlink:type="simple" xlink:href="https://github.com/cryptoadvance/specter-desktop" office:target-frame-name="_blank" xlink:show="new" text:style-name="Internet_20_link" text:visited-style-name="Visited_20_Internet_20_Link">Specter Desktop</text:a> that extends this functionality to wallets running atop Bitcoin Core. This is already a huge upgrade. Other wallets, such as <text:a xlink:type="simple" xlink:href="https://electrum.org/#home" office:target-frame-name="_blank" xlink:show="new" text:style-name="Internet_20_link" text:visited-style-name="Visited_20_Internet_20_Link">Electrum</text:a> provide seed phrases and are, frankly, much easier to use.</text:p>
        </text:list-item>
        <text:list-item>
          <text:p text:style-name="P4">When you create a new address in Bitcoin Core, to my knowledge, it is not deterministically linked to the primary key of the wallet. In this sense, a new public address is generated at random, and so, if you execute transactions — thereby creating change addresses — or otherwise create a new address, you need to make sure you back up the wallet with regularity. Sorry for the less-than-accurate technical description of what’s going on here, I don’t fully understand it.</text:p>
        </text:list-item>
        <text:list-item>
          <text:p text:style-name="P4">Lack of security. Although you may protect your wallet with a passphrase, it is still very much a “hot wallet” in that the wallet in just sitting unguarded, probably in the default directory: ~/.bitcoin/wallets. The wallet could easily be copied and, if it has a weak password, cracked with little difficulty.</text:p>
        </text:list-item>
        <text:list-item>
          <text:p text:style-name="P2">Not user-friendly. This is probably the greatest risk of using a hot wallet on Bitcoin Core. Without securely (say, copying to an encrypted flash drive) and routinely backing up (like, every time you make a transaction), you are bound to lose some coin. For instance, I found I had two versions of a the same wallet with different balances in it. The reason: one had a new address in it. This is enough to make you seriously question your system.</text:p>
        </text:list-item>
      </text:list>
      <text:p text:style-name="Text_20_body">So this is a short article, but it will mark my exit from using any Bitcoin Core command line wallets in the future. And if you are trying to do the same, <text:span text:style-name="Strong_20_Emphasis">here’s the sequence that will allow you to send all your funds from the command line into a more secure wallet</text:span>. <text:span text:style-name="Emphasis">Please see words of caution at the bottom of this article about sweeping up all your coin in a single transaction.*</text:span></text:p>
      <text:p text:style-name="Text_20_body">First, set your transaction fee, so that it is sufficiently high to get included in the block. Bitcoin Core uses the units BTC/kB, while most people usually refer to it in sat/vB. If you’re not in a rush, 2–6 sats/vB will get the job done, at an excellent price, but hard to say when. In this example we’ll use an aggressive fee setting of 40 sats/vB, which will get confirmed at peak times within a couple of blocks:</text:p>
      <text:p text:style-name="P1">$ bitcoin-cli -rpcwallet="lockbox" settxfee 0.0004</text:p>
      <text:p text:style-name="Text_20_body">Next, enter your passphrase to unlock the wallet:</text:p>
      <text:p text:style-name="P1"><text:soft-page-break/>$ bitcoin-cli -rpcwallet="lockbox" walletpassphrase "&lt;password&gt;" 60</text:p>
      <text:p text:style-name="Text_20_body">And finally the code to empty out the whole wallet, into your more secure wallet solution (e.g. hardware wallet, multi-sig wallet, to be discussed in subsequent articles):</text:p>
      <text:p text:style-name="P1">$ bitcoin-cli -rpcwallet="lockbox" sendtoaddress "my_address" `bitcoin-cli -rpcwallet="lockbox" getbalance` "" "" true</text:p>
      <text:p text:style-name="Text_20_body">Let’s go over what’s happening in this command, since it’s not really that obvious:</text:p>
      <text:list xml:id="list2256417649" text:style-name="L2">
        <text:list-item>
          <text:p text:style-name="P5"><text:span text:style-name="Emphasis">-rpcwallet</text:span> flag tells bitcoin-cli client to use our “lockbox” wallet.</text:p>
        </text:list-item>
        <text:list-item>
          <text:p text:style-name="P5"><text:span text:style-name="Emphasis">sendtoaddress </text:span>is pretty intuitive; it’s the recipient, presumably your target wallet. Replace “my_address” with the address you want to send to.</text:p>
        </text:list-item>
        <text:list-item>
          <text:p text:style-name="P5"><text:span text:style-name="Emphasis">`bitcoin-cli -rpcwallet="lockbox" getbalance`</text:span> this part is a little more clever, but it just uses the back-ticks to ask the Linux shell to grab the current total balance of the entire wallet named “lockbox.” Alternately, you could just get the total wallet balance using the same command at the command line, and then type the value in manually. Your choice.</text:p>
        </text:list-item>
        <text:list-item>
          <text:p text:style-name="P5">two sets of double quotes “” “” → comment (sender), comment_to (name of recipient, I think). Anyway, we keep them blank, as they are unnecessary for the transaction to work.</text:p>
        </text:list-item>
        <text:list-item>
          <text:p text:style-name="P3">“<text:span text:style-name="Emphasis">true</text:span>” value for <text:span text:style-name="Emphasis">subtractfeefromamount </text:span>field. The intended result is to have an empty wallet when we are done with this transaction. So we send the full balance, less the transaction fee required to complete the transaction.</text:p>
        </text:list-item>
      </text:list>
      <text:p text:style-name="Text_20_body">So, now that we understand what’s going on, and we have a complete transaction set up to empty the contents of this Bitcoin Core hot wallet, we hit enter and it will broadcast the transaction (command repeated below):</text:p>
      <text:p text:style-name="P1">$ bitcoin-cli -rpcwallet="lockbox" sendtoaddress "my_address" `bitcoin-cli -rpcwallet="lockbox" getbalance` "" "" true</text:p>
      <text:p text:style-name="Text_20_body">…And voila! You have now exited your fun, but not-so-secure or very user-friendly command line wallet. In future articles I will examine — in a less than rigorous manner — better wallet solutions, as I explore them. Stay tuned, and thanks for reading!</text:p>
      <text:p text:style-name="Text_20_body"><text:span text:style-name="Emphasis">*Caution: sending all of your wallet balance in a single transaction is not really ideal for privacy. A wallet’s balance is typically comprised of unspent transactions (UTXOs) across multiple addresses. When you sweep up all of the UTXOs into a single transaction with a single recipient, it is potentially inferred that the all of the sending addresses belonged to a single owner. So do this at your own risk!</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4:13:54.308000000</meta:creation-date>
    <dc:date>2020-12-27T14:14:15.427000000</dc:date>
    <meta:editing-duration>PT21S</meta:editing-duration>
    <meta:editing-cycles>1</meta:editing-cycles>
    <meta:document-statistic meta:table-count="0" meta:image-count="0" meta:object-count="0" meta:page-count="2" meta:paragraph-count="24" meta:word-count="960" meta:character-count="5684" meta:non-whitespace-character-count="4754"/>
    <meta:generator>LibreOffice/7.0.2.2$Windows_X86_64 LibreOffice_project/8349ace3c3162073abd90d81fd06dcfb6b36b994</meta:generator>
  </office:meta>
</office:document-meta>
</file>